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dcba5" officeooo:paragraph-rsid="001dcba5"/>
    </style:style>
    <style:style style:name="P2" style:family="paragraph" style:parent-style-name="Standard">
      <style:text-properties officeooo:rsid="0021a077" officeooo:paragraph-rsid="0021a077"/>
    </style:style>
    <style:style style:name="P3" style:family="paragraph" style:parent-style-name="Standard">
      <style:text-properties officeooo:rsid="0021e928" officeooo:paragraph-rsid="0021e928"/>
    </style:style>
    <style:style style:name="P4" style:family="paragraph" style:parent-style-name="Standard">
      <style:text-properties officeooo:rsid="0023634c" officeooo:paragraph-rsid="0023634c"/>
    </style:style>
    <style:style style:name="P5" style:family="paragraph" style:parent-style-name="Standard">
      <style:text-properties officeooo:rsid="00243bff" officeooo:paragraph-rsid="00243bff"/>
    </style:style>
    <style:style style:name="T1" style:family="text">
      <style:text-properties officeooo:rsid="001e5d97"/>
    </style:style>
    <style:style style:name="T2" style:family="text">
      <style:text-properties officeooo:rsid="001f655b"/>
    </style:style>
    <style:style style:name="T3" style:family="text">
      <style:text-properties officeooo:rsid="0020108d"/>
    </style:style>
    <style:style style:name="T4" style:family="text">
      <style:text-properties officeooo:rsid="0020a734"/>
    </style:style>
    <style:style style:name="T5" style:family="text">
      <style:text-properties officeooo:rsid="0020f487"/>
    </style:style>
    <style:style style:name="T6" style:family="text">
      <style:text-properties officeooo:rsid="00212093"/>
    </style:style>
    <style:style style:name="T7" style:family="text">
      <style:text-properties officeooo:rsid="0021a077"/>
    </style:style>
    <style:style style:name="T8" style:family="text">
      <style:text-properties officeooo:rsid="0021e928"/>
    </style:style>
    <style:style style:name="T9" style:family="text">
      <style:text-properties officeooo:rsid="00243bff"/>
    </style:style>
    <style:style style:name="T10" style:family="text">
      <style:text-properties officeooo:rsid="00260ca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Intro facts and points</text:span>:</text:p>
      <text:p text:style-name="P1"/>
      <text:p text:style-name="P1">* font-size and distance between prices may non-consciously affect pricing perceptions</text:p>
      <text:p text:style-name="P1">price info processing can encode magnitude representations in memory, which judge relative size.</text:p>
      <text:p text:style-name="P1"/>
      <text:p text:style-name="P1">* Data encoded may not include actual numerical values but global assessments of price like expensive or discounted</text:p>
      <text:p text:style-name="P1"/>
      <text:p text:style-name="P1">* Consumers encode and retrieve numeric value-related magnitude representations effortlessly, automatically and without awareness. These implicit assessments may drive purchase decisions in the absence of more precise empirical info</text:p>
      <text:p text:style-name="P1"/>
      <text:p text:style-name="P1">* Close behavioural parallels between the processing of numerical differences between numbers with physical distance, close or far <text:span text:style-name="T1">between numbers and sets of other visual stimuli like lines and angles</text:span></text:p>
      <text:p text:style-name="P1"/>
      <text:p text:style-name="P1">* <text:span text:style-name="T1">this commonality of processing of magnitude representations related to both numeric size and sensory-related stimuli like physical font size may be automatically evoked and can affect how each other are encoded.</text:span></text:p>
      <text:p text:style-name="P1"/>
      <text:p text:style-name="P1">* <text:span text:style-name="T2">research examines the effects of one such magnitude-representation inducing sensory stimulus, sounds associated with particular numbers.</text:span></text:p>
      <text:p text:style-name="P1"/>
      <text:p text:style-name="P1">* <text:span text:style-name="T2">triple-code model of cognitive numerical subsystem where numbers are encoded in visual – numbers on a spatial-visual medium given their written form in Arabic numerals, auditory – sequence of word sounds or phonemes, and analog - <text:s/>judgement of relative size arrayed in parallel format along a left-to-right oriented mental number line forms.</text:span></text:p>
      <text:p text:style-name="P1"/>
      <text:p text:style-name="P1">* <text:span text:style-name="T3">the mere sound of the number in a price might influence the numerical value associated with that price, depending on the meaning associated with the sound.</text:span></text:p>
      <text:p text:style-name="P1"/>
      <text:p text:style-name="P1">* <text:span text:style-name="T4">phonetic symbolism refers to the ability of particular word sounds or phonemes to convey information and influence perceptions.</text:span></text:p>
      <text:p text:style-name="P1"/>
      <text:p text:style-name="P1">* <text:span text:style-name="T4">The phonetic aspects of a word may have an impact on a semantic dimension, influencing perceptions through a semantic association</text:span></text:p>
      <text:p text:style-name="P1"/>
      <text:p text:style-name="P1">* <text:span text:style-name="T4">Vowel and consonant sounds can symbolize concepts such as size. Phonetic symbolism researchers categorize phonemes in terms of vowels and consonants. Vowel sounds are categorized on a front vs back distinction, front vowels have the highest positions of the tongue towards the front of the mouth, like in three the ee or six the I, whereas back vowels have the highest position of the tongue towards the back of the mouth like in two the o or duck the u.</text:span></text:p>
      <text:p text:style-name="P1"/>
      <text:p text:style-name="P1">* <text:span text:style-name="T5">Consonants are classified as fricatives, s, f, v, z, formed by allowing air to flow past articulators like lips, teeth and tongue, creation friction. Stops are the other kind, p, k, t, b, formed from the complete closure of articulators, impeding airflow.</text:span></text:p>
      <text:p text:style-name="P1"/>
      <text:p text:style-name="P1">* <text:span text:style-name="T6">Back vowels typically associated with perceptions of large size, may be due to the fact that the volume of certain vowel sounds is greater than others. For front of the mouth, resonant cavity is small relative to the back vowels, in which the tongue is lower and towards the back of the mouth. Also, since </text:span><text:soft-page-break/><text:span text:style-name="T6">front vowels are of a higher frequency than back vowels, higher frequency sounds may convey a smaller size.</text:span></text:p>
      <text:p text:style-name="P1"/>
      <text:p text:style-name="P1">* <text:span text:style-name="T6">Similarly, stops are associated with large size than fricatives.</text:span></text:p>
      <text:p text:style-name="P1"/>
      <text:p text:style-name="P1">* <text:span text:style-name="T7">Sound symbolism occurs automatically at a nonconscious level and has a greater effect when cognitive resources are constrained.</text:span></text:p>
      <text:p text:style-name="P1"/>
      <text:p text:style-name="P1"/>
      <text:p text:style-name="P2">Hypothesis:</text:p>
      <text:p text:style-name="P2"/>
      <text:p text:style-name="P2">Research for example involving font size has shown that when lower prices are smaller font, they are more likely to be perceived as small compared to the regular prices. </text:p>
      <text:p text:style-name="P2"/>
      <text:p text:style-name="P2">Physical font size reinforces numeric value perceptions, facilitates consumers’ ability to distinguish between regular and sale prices, which increases the perceived difference between them.</text:p>
      <text:p text:style-name="P2"/>
      <text:p text:style-name="P2">Physical font size incongruencies interfere with pricing comparisons, making it harder to distinguish, <text:span text:style-name="T8">decreasing perceived difference.</text:span></text:p>
      <text:p text:style-name="P2"/>
      <text:p text:style-name="P2"/>
      <text:p text:style-name="P3">In the case of a phonetic symbolism effect, a sound-related phonological representation may reinforce or interfere with the encoding of a numeric value related analog magnitude representation in a similar way.</text:p>
      <text:p text:style-name="P3"/>
      <text:p text:style-name="P3">Phonological codes will be elicited when the consumer is actively engaged in the shopping process, verablizes or mentally rehearses the sale price.</text:p>
      <text:p text:style-name="P3"/>
      <text:p text:style-name="P3">Sale price phonological codes that are associated with perceptions of smallness should increase the likelihood that consumers perceive sale price as small in comparsion to regular prices and perceive larger discounts.</text:p>
      <text:p text:style-name="P3"/>
      <text:p text:style-name="P3">Hypothesis 1: when sale price rehearsal leads to auditory price-representation enc</text:p>
      <text:p text:style-name="P3">oding, price discounts will be overestimated for sale prices containing front vowels/fricatives.</text:p>
      <text:p text:style-name="P3"/>
      <text:p text:style-name="P3">In the absence of sale price rehearsal, phonetic symbolism effects will not <text:s/>occur.</text:p>
      <text:p text:style-name="P3"/>
      <text:p text:style-name="P3">Method:</text:p>
      <text:p text:style-name="P3"/>
      <text:p text:style-name="P3">English number words for 3, 6, 7, 8 are all front vowel and fricative consonant, therefore expected to be associated with perceptions of smallness, chose 6 and 3 to manipulate small perceptions, and 2’s, a back vowel and stop consonant number to manipulate large perceptions.</text:p>
      <text:p text:style-name="P3"/>
      <text:p text:style-name="P3">Created two sets of regular-size price combos in which dollar digits are held constant, and manipulated phonemes by varying the sale price endings, cents.</text:p>
      <text:p text:style-name="P3"/>
      <text:p text:style-name="P3">$7.66, is front-vowel and fricative, with 23.4% discount from $10</text:p>
      <text:p text:style-name="P3">$7.22 is back-vowel, stop, with 27.8% discount from $10</text:p>
      <text:p text:style-name="P3"/>
      <text:p text:style-name="P4"><text:soft-page-break/>Constructed four price ads for a brand of ice cream scoop, same headline, copy and illustration, differed only in regular and sale price.</text:p>
      <text:p text:style-name="P4">Made a pamphlet with the different pricings for regular and sale prices in it, had students look through it, asked to rehearse, <text:span text:style-name="T9">read to themselves, sale </text:span>prices encountered to keep them in memory for recall. Because products are not located contiguously, on different pages, consumers who compare prices must retain the prices associated with products or brands in short-term working memory.</text:p>
      <text:p text:style-name="P4"/>
      <text:p text:style-name="P4">Asked to specify perceived price discounts. Rate the sale-priced target product on a 7-point less-to-more value scale, and purchase likelihood of the target product at the sale price on a 7-point very unlikely to very likely scale.</text:p>
      <text:p text:style-name="P4"/>
      <text:p text:style-name="P4">Asked them to list the approximate sale price discount for the ice cream scoop in percentage terms.</text:p>
      <text:p text:style-name="P4"/>
      <text:p text:style-name="P4">Results:</text:p>
      <text:p text:style-name="P4"/>
      <text:p text:style-name="P4">Participants rehearsing front vowel/fricative phonemes perceived greater discounts than those rehearsing back vowel/stop phonemes. </text:p>
      <text:p text:style-name="P4"/>
      <text:p text:style-name="P4">Participants in the phonological rehearsal conditions perceived that the front vowel/fricative sale prices reflected greater value than the back vowel/stop with 7.66 giving 4.87 discount, and 7.22 giving 3.73 discount.</text:p>
      <text:p text:style-name="P4"/>
      <text:p text:style-name="P5">Concludes that the rehearsal of price words containing fricatives and front vowels caused the analog magnitude representations to be perceived and encoded as smaller than actual. These perceptions apparently occurred at a non-conscious level, increased the magnitude of th perceived discount, affecting the value associated with the <text:span text:style-name="T10">sale </text:span>pric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7-16T15:24:06.860189400</meta:creation-date>
    <meta:generator>LibreOffice/5.1.4.2$Linux_X86_64 LibreOffice_project/10m0$Build-2</meta:generator>
    <dc:date>2016-07-16T17:01:13.685776807</dc:date>
    <meta:editing-duration>PT32M43S</meta:editing-duration>
    <meta:editing-cycles>7</meta:editing-cycles>
    <meta:document-statistic meta:table-count="0" meta:image-count="0" meta:object-count="0" meta:page-count="3" meta:paragraph-count="40" meta:word-count="1010" meta:character-count="6641" meta:non-whitespace-character-count="5665"/>
  </office:meta>
</office:document-meta>
</file>